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opacity="50%" draw:textarea-horizontal-align="justify" draw:textarea-vertical-align="middle" draw:auto-grow-height="false" fo:min-height="4.096cm" fo:min-width="2.0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cm"/>
      <style:paragraph-properties style:writing-mode="lr-tb"/>
    </style:style>
    <style:style style:name="gr6" style:family="graphic" style:parent-style-name="standard">
      <style:graphic-properties draw:fill="solid" draw:fill-color="#eeeeee" draw:opacity="95%" draw:textarea-horizontal-align="justify" draw:textarea-vertical-align="middle" draw:auto-grow-height="false" fo:min-height="8.25cm" fo:min-width="4.4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651cm" fo:min-width="4.4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25cm" fo:min-width="4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25cm" fo:min-width="0.8cm"/>
    </style:style>
    <style:style style:name="gr11" style:family="graphic" style:parent-style-name="objectwithoutfill">
      <style:graphic-properties svg:stroke-color="#333333" draw:marker-end="Short_20_line_20_Arrow" draw:marker-end-width="0.3cm" draw:fill="none" draw:textarea-vertical-align="middle"/>
    </style:style>
    <style:style style:name="gr1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35cm" fo:min-width="0.4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35cm" fo:min-width="0.5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25cm" fo:min-width="0.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25cm" fo:min-width="0.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15cm" fo:min-width="4.4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85cm" fo:min-width="4.4cm"/>
    </style:style>
    <style:style style:name="gr21" style:family="graphic" style:parent-style-name="objectwithoutfill">
      <style:graphic-properties svg:stroke-width="0.035cm" svg:stroke-color="#81aca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28cm"/>
      <style:paragraph-properties style:writing-mode="lr-tb"/>
    </style:style>
    <style:style style:name="gr23" style:family="graphic" style:parent-style-name="standard">
      <style:graphic-properties svg:stroke-color="#81aca6" draw:fill-color="#81aca6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eeeeee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 draw:fill-color="#eeeeee" draw:opacity="95%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8" style:family="paragraph">
      <loext:graphic-properties draw:fill-color="#81aca6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6.9cm" svg:x="1.2cm" svg:y="10.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10.124cm" svg:height="0.962cm" svg:x="4.676cm" svg:y="1.038cm">
          <draw:text-box>
            <text:p>The view-model of MGMapActivity</text:p>
          </draw:text-box>
        </draw:frame>
        <draw:frame draw:style-name="gr3" draw:text-style-name="P3" draw:layer="layout" svg:width="2.822cm" svg:height="0.645cm" svg:x="1.478cm" svg:y="17.5cm">
          <draw:text-box>
            <text:p><text:span text:style-name="T1">mapviewer.xml</text:span></text:p>
          </draw:text-box>
        </draw:frame>
        <draw:custom-shape draw:style-name="gr1" draw:text-style-name="P1" draw:layer="layout" svg:width="4.1cm" svg:height="6.9cm" svg:x="5.8cm" svg:y="8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5.8cm" svg:y="10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2.822cm" svg:height="0.645cm" svg:x="6.378cm" svg:y="16.955cm">
          <draw:text-box>
            <text:p><text:span text:style-name="T1">MapView</text:span></text:p>
          </draw:text-box>
        </draw:frame>
        <draw:frame draw:style-name="gr4" draw:text-style-name="P3" draw:layer="layout" svg:width="2.822cm" svg:height="1.039cm" svg:x="16.9cm" svg:y="26.745cm">
          <draw:text-box>
            <text:p><text:span text:style-name="T1">MapView -Background</text:span></text:p>
          </draw:text-box>
        </draw:frame>
        <draw:frame draw:style-name="gr5" draw:text-style-name="P3" draw:layer="layout" svg:width="2.822cm" svg:height="0.755cm" svg:x="6.478cm" svg:y="15cm">
          <draw:text-box>
            <text:p><text:span text:style-name="T1">ControlView</text:span></text:p>
          </draw:text-box>
        </draw:frame>
        <draw:frame draw:style-name="gr5" draw:text-style-name="P3" draw:layer="layout" svg:width="2.822cm" svg:height="0.755cm" svg:x="13.8cm" svg:y="11.445cm">
          <draw:text-box>
            <text:p><text:span text:style-name="T1">ControlView</text:span></text:p>
          </draw:text-box>
        </draw:frame>
        <draw:custom-shape draw:style-name="gr6" draw:text-style-name="P4" draw:layer="layout" svg:width="4.9cm" svg:height="8.5cm" svg:x="13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9cm" svg:height="1.901cm" svg:x="13cm" svg:y="2.99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822cm" svg:height="0.755cm" svg:x="10.378cm" svg:y="3.345cm">
          <draw:text-box>
            <text:p><text:span text:style-name="T1">Dashboard</text:span></text:p>
          </draw:text-box>
        </draw:frame>
        <draw:custom-shape draw:style-name="gr8" draw:text-style-name="P5" draw:layer="layout" svg:width="4.9cm" svg:height="0.5cm" svg:x="13cm" svg:y="2.999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cm" svg:height="0.645cm" svg:x="13.1cm" svg:y="2.954cm">
          <draw:text-box>
            <text:p><text:span text:style-name="T1">DashboardEntry</text:span></text:p>
          </draw:text-box>
        </draw:frame>
        <draw:custom-shape draw:style-name="gr8" draw:text-style-name="P5" draw:layer="layout" svg:width="4.9cm" svg:height="0.5cm" svg:x="13cm" svg:y="3.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cm" svg:height="0.645cm" svg:x="13.1cm" svg:y="3.455cm">
          <draw:text-box>
            <text:p><text:span text:style-name="T1">DashboardEntry</text:span></text:p>
          </draw:text-box>
        </draw:frame>
        <draw:custom-shape draw:style-name="gr8" draw:text-style-name="P5" draw:layer="layout" svg:width="4.9cm" svg:height="0.5cm" svg:x="13cm" svg:y="4.4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2cm" svg:height="0.645cm" svg:x="13.1cm" svg:y="4.355cm">
          <draw:text-box>
            <text:p><text:span text:style-name="T1">DashboardEntry</text:span></text:p>
          </draw:text-box>
        </draw:frame>
        <draw:custom-shape draw:style-name="gr10" draw:text-style-name="P5" draw:layer="layout" svg:width="1.3cm" svg:height="0.5cm" svg:x="13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cm" svg:height="1.039cm" svg:x="10.7cm" svg:y="4.361cm">
          <draw:text-box>
            <text:p><text:span text:style-name="T1">Menu button</text:span></text:p>
          </draw:text-box>
        </draw:frame>
        <draw:custom-shape draw:style-name="gr10" draw:text-style-name="P5" draw:layer="layout" svg:width="1.3cm" svg:height="0.5cm" svg:x="13cm" svg:y="5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3cm" svg:y="6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3cm" svg:y="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3cm" svg:y="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3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5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6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6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7.6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2.3cm" svg:y1="5cm" svg:x2="13.2cm" svg:y2="5.4cm">
          <text:p/>
        </draw:line>
        <draw:line draw:style-name="gr12" draw:text-style-name="P6" draw:layer="layout" svg:x1="12.3cm" svg:y1="4.9cm" svg:x2="16.7cm" svg:y2="5.4cm">
          <text:p/>
        </draw:line>
        <draw:custom-shape draw:style-name="gr10" draw:text-style-name="P5" draw:layer="layout" svg:width="1.3cm" svg:height="0.5cm" svg:x="15.3cm" svg:y="7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5.3cm" svg:y="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5.3cm" svg:y="8.1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.1cm" svg:height="1.433cm" svg:x="18.1cm" svg:y="5.6cm">
          <draw:text-box>
            <text:p><text:span text:style-name="T1">Submenu-button</text:span></text:p>
          </draw:text-box>
        </draw:frame>
        <draw:line draw:style-name="gr12" draw:text-style-name="P6" draw:layer="layout" svg:x1="18.5cm" svg:y1="6.6cm" svg:x2="16.2cm" svg:y2="7.4cm">
          <text:p/>
        </draw:line>
        <draw:custom-shape draw:style-name="gr14" draw:text-style-name="P5" draw:layer="layout" svg:width="0.9cm" svg:height="0.6cm" svg:x="13cm" svg:y="10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6cm" svg:x="13.9cm" svg:y="10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6cm" svg:x="14.9cm" svg:y="10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6cm" svg:x="15.9cm" svg:y="10.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cm" svg:height="0.6cm" svg:x="16.9cm" svg:y="10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1cm" svg:height="0.5cm" svg:x="13cm" svg:y="10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4.1cm" svg:y="10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cm" svg:height="0.5cm" svg:x="16.6cm" svg:y="10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0.5cm" svg:x="15.4cm" svg:y="10.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cm" svg:height="1.039cm" svg:x="10.5cm" svg:y="10.761cm">
          <draw:text-box>
            <text:p><text:span text:style-name="T1">Quick</text:span></text:p>
            <text:p><text:span text:style-name="T1">controls</text:span></text:p>
          </draw:text-box>
        </draw:frame>
        <draw:frame draw:style-name="gr18" draw:text-style-name="P3" draw:layer="layout" svg:width="2.4cm" svg:height="1.827cm" svg:x="18.3cm" svg:y="9.973cm">
          <draw:text-box>
            <text:p><text:span text:style-name="T1">Status</text:span></text:p>
            <text:p><text:span text:style-name="T1">line</text:span><text:span text:style-name="T1"><text:line-break/></text:span><text:span text:style-name="T1">(variable)</text:span></text:p>
          </draw:text-box>
        </draw:frame>
        <draw:line draw:style-name="gr12" draw:text-style-name="P6" draw:layer="layout" svg:x1="12cm" svg:y1="11.2cm" svg:x2="13.2cm" svg:y2="11.2cm">
          <text:p/>
        </draw:line>
        <draw:line draw:style-name="gr12" draw:text-style-name="P6" draw:layer="layout" svg:x1="18.6cm" svg:y1="10.5cm" svg:x2="17.7cm" svg:y2="10.7cm">
          <text:p/>
        </draw:line>
        <draw:custom-shape draw:style-name="gr19" draw:text-style-name="P5" draw:layer="layout" svg:width="4.9cm" svg:height="0.4cm" svg:x="13cm" svg:y="1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4.9cm" svg:height="1.1cm" svg:x="13cm" svg:y="8.9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3.1cm" svg:y1="9.8cm" svg:x2="17.8cm" svg:y2="9.8cm">
          <text:p/>
        </draw:line>
        <draw:line draw:style-name="gr21" draw:text-style-name="P6" draw:layer="layout" svg:x1="13.1cm" svg:y1="9.4cm" svg:x2="17.8cm" svg:y2="9.4cm">
          <text:p/>
        </draw:line>
        <draw:frame draw:style-name="gr22" draw:text-style-name="P7" draw:layer="layout" svg:width="1.628cm" svg:height="0.489cm" svg:x="12.9cm" svg:y="9.011cm">
          <draw:text-box>
            <text:p><text:span text:style-name="T2">Layer name</text:span></text:p>
          </draw:text-box>
        </draw:frame>
        <draw:frame draw:style-name="gr22" draw:text-style-name="P7" draw:layer="layout" svg:width="1.628cm" svg:height="0.489cm" svg:x="12.9cm" svg:y="9.412cm">
          <draw:text-box>
            <text:p><text:span text:style-name="T2">Layer name</text:span></text:p>
          </draw:text-box>
        </draw:frame>
        <draw:custom-shape draw:style-name="gr23" draw:text-style-name="P8" draw:layer="layout" svg:width="0.2cm" svg:height="0.2cm" svg:x="15.7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4.501cm" svg:y="9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11.8cm" svg:y1="9.6cm" svg:x2="13cm" svg:y2="9.6cm">
          <text:p/>
        </draw:line>
        <draw:frame draw:style-name="gr24" draw:text-style-name="P3" draw:layer="layout" svg:width="2.8cm" svg:height="1.439cm" svg:x="10.3cm" svg:y="9.061cm">
          <draw:text-box>
            <text:p><text:span text:style-name="T1">Map layer</text:span></text:p>
            <text:p><text:span text:style-name="T1">transparency</text:span></text:p>
            <text:p><text:span text:style-name="T1">controls</text:span></text:p>
          </draw:text-box>
        </draw:frame>
        <draw:custom-shape draw:style-name="gr1" draw:text-style-name="P1" draw:layer="layout" svg:width="4.1cm" svg:height="6.9cm" svg:x="12.901cm" svg:y="20.4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1cm" svg:y="19.4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2cm" svg:y="19.20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3cm" svg:y="19.00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4cm" svg:y="18.8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5cm" svg:y="18.60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6cm" svg:y="18.20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7cm" svg:y="17.40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8cm" svg:y="17.2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09cm" svg:y="17.00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1cm" svg:y="16.1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11cm" svg:y="15.91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1cm" svg:height="6.9cm" svg:x="12.912cm" svg:y="15.5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2.822cm" svg:height="1.039cm" svg:x="9.2cm" svg:y="25.3cm">
          <draw:text-box>
            <text:p><text:span text:style-name="T1">up to 5 map layers</text:span></text:p>
          </draw:text-box>
        </draw:frame>
        <draw:line draw:style-name="gr12" draw:text-style-name="P6" draw:layer="layout" svg:x1="11.6cm" svg:y1="25.8cm" svg:x2="12.8cm" svg:y2="25.8cm">
          <text:p/>
        </draw:line>
        <draw:line draw:style-name="gr12" draw:text-style-name="P6" draw:layer="layout" svg:x1="17.1cm" svg:y1="27cm" svg:x2="16cm" svg:y2="27cm">
          <text:p/>
        </draw:line>
        <draw:frame draw:style-name="gr5" draw:text-style-name="P3" draw:layer="layout" svg:width="2.822cm" svg:height="0.755cm" svg:x="17cm" svg:y="24.546cm">
          <draw:text-box>
            <text:p><text:span text:style-name="T1">Control Layer</text:span></text:p>
          </draw:text-box>
        </draw:frame>
        <draw:line draw:style-name="gr12" draw:text-style-name="P6" draw:layer="layout" svg:x1="17.001cm" svg:y1="25cm" svg:x2="15.901cm" svg:y2="25cm">
          <text:p/>
        </draw:line>
        <draw:line draw:style-name="gr12" draw:text-style-name="P6" draw:layer="layout" svg:x1="17.101cm" svg:y1="27cm" svg:x2="16.001cm" svg:y2="27cm">
          <text:p/>
        </draw:line>
        <draw:frame draw:style-name="gr4" draw:text-style-name="P3" draw:layer="layout" svg:width="3.722cm" svg:height="1.039cm" svg:x="8.3cm" svg:y="23.601cm">
          <draw:text-box>
            <text:p><text:span text:style-name="T1">Temporary, optional feature control layer</text:span></text:p>
          </draw:text-box>
        </draw:frame>
        <draw:line draw:style-name="gr12" draw:text-style-name="P6" draw:layer="layout" svg:x1="11.6cm" svg:y1="24.101cm" svg:x2="12.8cm" svg:y2="24.101cm">
          <text:p/>
        </draw:line>
        <draw:frame draw:style-name="gr25" draw:text-style-name="P3" draw:layer="layout" svg:width="4.4cm" svg:height="2.221cm" svg:x="8.7cm" svg:y="20.879cm">
          <draw:text-box>
            <text:p><text:span text:style-name="T1">Trackviews based on:</text:span></text:p>
            <text:p><text:span text:style-name="T1">PointView</text:span></text:p>
            <text:p><text:span text:style-name="T1">MultiPointView</text:span></text:p>
            <text:p><text:span text:style-name="T1">MultiMultiPointView</text:span></text:p>
            <text:p><text:span text:style-name="T1">BoxView</text:span></text:p>
          </draw:text-box>
        </draw:frame>
        <draw:line draw:style-name="gr12" draw:text-style-name="P6" draw:layer="layout" svg:x1="11.9cm" svg:y1="22.2cm" svg:x2="13.1cm" svg:y2="22.7cm">
          <text:p/>
        </draw:line>
        <draw:line draw:style-name="gr26" draw:text-style-name="P6" draw:layer="layout" svg:x1="9.4cm" svg:y1="17cm" svg:x2="12.8cm" svg:y2="19.9cm">
          <text:p/>
        </draw:line>
        <draw:line draw:style-name="gr26" draw:text-style-name="P6" draw:layer="layout" svg:x1="10.2cm" svg:y1="8.3cm" svg:x2="12.5cm" svg:y2="6.8cm">
          <text:p/>
        </draw:line>
        <draw:line draw:style-name="gr26" draw:text-style-name="P6" draw:layer="layout" svg:x1="4.8cm" svg:y1="14cm" svg:x2="6cm" svg:y2="14cm">
          <text:p/>
        </draw:line>
        <draw:line draw:style-name="gr11" draw:text-style-name="P6" draw:layer="layout" svg:x1="12.1cm" svg:y1="3.812cm" svg:x2="13cm" svg:y2="4.21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0-04-09T10:50:31.490000000</dc:date>
    <meta:editing-duration>PT17M19S</meta:editing-duration>
    <meta:editing-cycles>7</meta:editing-cycles>
    <meta:document-statistic meta:object-count="88"/>
  </office:meta>
</office:document-meta>
</file>